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6mm"/>
    </style:style>
    <style:style style:name="co2" style:family="table-column">
      <style:table-column-properties fo:break-before="auto" style:column-width="131.25mm"/>
    </style:style>
    <style:style style:name="co3" style:family="table-column">
      <style:table-column-properties fo:break-before="auto" style:column-width="69.4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background-color="#00a933" fo:wrap-option="wrap"/>
    </style:style>
    <style:style style:name="ce3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SL.no</text:p>
          </table:table-cell>
          <table:table-cell table:style-name="ce2" office:value-type="string" calcext:value-type="string">
            <text:p>Test Scenario <text:s/>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Status </text:p>
          </table:table-cell>
          <table:table-cell table:style-name="ce1"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ogin as a admin and download driver master report from driver profile and check</text:p>
            <text:p>Vehicle registration code column should show along with respective data</text:p>
            <text:p/>
          </table:table-cell>
          <table:table-cell table:number-columns-repeated="102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Login as a admin and download driver master report from driver profile and check</text:p>
            <text:p><text:span text:style-name="T1">Vehicle registration code column should show along with if driver is not mapped with any vehicle then Vehicle registration code column should be empty</text:span></text:p>
            <text:p/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ogin as a super admin and download driver master report from driver profile and check Vehicle registration code column should show along with respective data</text:p>
            <text:p/>
          </table:table-cell>
          <table:table-cell table:number-columns-repeated="102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Login as a super admin and download driver master report from driver profile and check <text:span text:style-name="T1">Vehicle registration code column should show along with if driver is not mapped with any vehicle then Vehicle registration code column should be empty</text:span></text:p>
            <text:p/>
          </table:table-cell>
          <table:table-cell office:value-type="string" calcext:value-type="string">
            <text:p>Q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ogin as a vendor and download driver master report from driver profile and check</text:p>
            <text:p>Vehicle registration code column should show along with respective data</text:p>
            <text:p/>
          </table:table-cell>
          <table:table-cell table:number-columns-repeated="102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Login as a vendor and download driver master report from driver profile and check</text:p>
            <text:p><text:span text:style-name="T1">Vehicle registration code column should show along with if driver is not mapped with any vehicle then Vehicle registration code column should be empty</text:span></text:p>
            <text:p/>
          </table:table-cell>
          <table:table-cell table:number-columns-repeated="1022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For SPOC and Self login they should not allow to download driver master report</text:p>
            <text:p/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/00/0000</text:date>, <text:time style:data-style-name="N2" text:time-value="19:12:29.5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4.2$Windows_X86_64 LibreOffice_project/2412653d852ce75f65fbfa83fb7e7b669a126d64</meta:generator>
    <dc:date>2020-04-04T19:44:11.102000000</dc:date>
    <meta:editing-duration>PT10M59S</meta:editing-duration>
    <meta:editing-cycles>3</meta:editing-cycles>
    <meta:document-statistic meta:table-count="1" meta:cell-count="20" meta:object-count="0"/>
  </office:meta>
</office:document-meta>
</file>